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e282" officeooo:paragraph-rsid="001be28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supuestos para el Trabajo Práctico 1:</text:p>
      <text:p text:style-name="P1"/>
      <text:p text:style-name="P1">1- El tiempo de visita de una atracción es en segundos.</text:p>
      <text:p text:style-name="P1">2- El tiempo restante de un usuario es en segundos.</text:p>
      <text:p text:style-name="P1">3- Las promociones descuentan presupuesto del usu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26.866811355</meta:creation-date>
    <dc:date>2015-04-29T23:24:23.818628600</dc:date>
    <meta:editing-duration>P0D</meta:editing-duration>
    <meta:editing-cycles>1</meta:editing-cycles>
    <meta:document-statistic meta:table-count="0" meta:image-count="0" meta:object-count="0" meta:page-count="1" meta:paragraph-count="4" meta:word-count="36" meta:character-count="208" meta:non-whitespace-character-count="176"/>
    <meta:generator>LibreOffice/4.2.8.2$Linux_X86_64 LibreOffice_project/420m0$Build-2</meta:generator>
  </office:meta>
</office:document-meta>
</file>